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5.094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573cm" fo:break-before="auto" style:use-optimal-row-height="false"/>
    </style:style>
    <style:style style:name="ro6" style:family="table-row">
      <style:table-row-properties style:row-height="0.956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caedfb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 style:data-style-name="N0">
      <style:table-cell-properties fo:wrap-option="wrap" style:vertical-align="top"/>
      <style:text-properties fo:hyphenate="true"/>
    </style:style>
    <style:style style:name="ce6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37">
      <style:table-cell-properties fo:wrap-option="wrap"/>
      <style:text-properties fo:hyphenate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ul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6377" table:default-cell-style-name="ce7"/>
        <table:table-column table:style-name="co8"/>
        <table:table-row table:style-name="ro1">
          <table:table-cell table:style-name="ce2" office:value-type="string" calcext:value-type="string">
            <text:p>Testausraportti</text:p>
          </table:table-cell>
          <table:table-cell table:number-columns-repeated="16382"/>
          <table:table-cell table:style-name="Default"/>
        </table:table-row>
        <table:table-row table:style-name="ro2">
          <table:table-cell office:value-type="string" calcext:value-type="string">
            <text:p>Testauksessa Health Fitness Plus sivuston vieraskirjan toiminta </text:p>
          </table:table-cell>
          <table:table-cell table:number-columns-repeated="16382"/>
          <table:table-cell table:style-name="Default"/>
        </table:table-row>
        <table:table-row table:style-name="ro2">
          <table:table-cell office:value-type="string" calcext:value-type="string">
            <text:p>Alusta/ohjelmat: Windows11, Xampp, Mariadb, PHP</text:p>
          </table:table-cell>
          <table:table-cell table:number-columns-repeated="16382"/>
          <table:table-cell table:style-name="Default"/>
        </table:table-row>
        <table:table-row table:style-name="ro2">
          <table:table-cell office:value-type="string" calcext:value-type="string">
            <text:p>Testauksessa käytössä Firefox-selain ja sen ’tarkastelu’ tila, Visua Studio Code, Xampp PHPMyAdmin</text:p>
          </table:table-cell>
          <table:table-cell table:number-columns-repeated="16382"/>
          <table:table-cell table:style-name="Default"/>
        </table:table-row>
        <table:table-row table:style-name="ro2">
          <table:table-cell table:number-columns-repeated="16383"/>
          <table:table-cell table:style-name="Default"/>
        </table:table-row>
        <table:table-row table:style-name="ro2">
          <table:table-cell table:style-name="ce3" office:value-type="string" calcext:value-type="string">
            <text:p>Mitä testataan:</text:p>
          </table:table-cell>
          <table:table-cell table:style-name="ce3" office:value-type="string" calcext:value-type="string">
            <text:p>Syötteet etc.</text:p>
          </table:table-cell>
          <table:table-cell table:style-name="ce3" office:value-type="string" calcext:value-type="string">
            <text:p>Pvm.</text:p>
          </table:table-cell>
          <table:table-cell table:style-name="ce3" office:value-type="string" calcext:value-type="string">
            <text:p>Odotettu tulos:</text:p>
          </table:table-cell>
          <table:table-cell table:style-name="ce3" office:value-type="string" calcext:value-type="string">
            <text:p>Poikkeamat:</text:p>
          </table:table-cell>
          <table:table-cell table:style-name="ce3" office:value-type="string" calcext:value-type="string">
            <text:p>Tila:</text:p>
          </table:table-cell>
          <table:table-cell table:style-name="ce3" table:number-columns-repeated="16377"/>
          <table:table-cell table:style-name="Default"/>
        </table:table-row>
        <table:table-row table:style-name="ro3">
          <table:table-cell table:style-name="ce9" office:value-type="string" calcext:value-type="string">
            <text:p>Taulun luominen vieraskirjan aukaistessa jos sitä ei ole olemassa</text:p>
          </table:table-cell>
          <table:table-cell table:style-name="ce9"/>
          <table:table-cell table:style-name="ce13" office:value-type="date" office:date-value="2026-04-22" calcext:value-type="date">
            <text:p>22.04.26</text:p>
          </table:table-cell>
          <table:table-cell table:style-name="ce9" office:value-type="string" calcext:value-type="string">
            <text:p>Luo tietokantaan taulun ’entries’ ja sinne ’stamp, name, email, message’ kohdat</text:p>
          </table:table-cell>
          <table:table-cell table:style-name="ce9"/>
          <table:table-cell table:style-name="ce9" office:value-type="string" calcext:value-type="string">
            <text:p>OK</text:p>
          </table:table-cell>
          <table:table-cell table:style-name="Default" table:number-columns-repeated="16378"/>
        </table:table-row>
        <table:table-row table:style-name="ro4">
          <table:table-cell table:style-name="ce9" office:value-type="string" calcext:value-type="string">
            <text:p>Luo olemassa olevaan tauluun ’stamp’</text:p>
          </table:table-cell>
          <table:table-cell table:style-name="ce9" office:value-type="string" calcext:value-type="string">
            <text:p>PHPMyAdmin, Poistin taulun tietokannasta, muokkasin koodista että uuden taulun luonti ei tee ’stamp’ kohtaa.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9" office:value-type="string" calcext:value-type="string">
            <text:p>Luo tauluun ’stamp’ kohdan jos sitä ei ole</text:p>
          </table:table-cell>
          <table:table-cell table:style-name="ce9"/>
          <table:table-cell table:style-name="ce9" office:value-type="string" calcext:value-type="string">
            <text:p>OK</text:p>
          </table:table-cell>
          <table:table-cell table:style-name="Default" table:number-columns-repeated="16378"/>
        </table:table-row>
        <table:table-row table:style-name="ro4">
          <table:table-cell table:style-name="ce9" office:value-type="string" calcext:value-type="string">
            <text:p>Poista olemassa olevasta taulusta ’dt’</text:p>
          </table:table-cell>
          <table:table-cell table:style-name="ce9" office:value-type="string" calcext:value-type="string">
            <text:p>PhpMyAdmin. Poistin taulun tietokannasta, muokkasin koodista että uuden taulun luonti isäsin tauluun kohdan ’dt’ luontivaiheessa.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9" office:value-type="string" calcext:value-type="string">
            <text:p>Poistaa taulusta ’dt’ kohdan jos se on olemassa</text:p>
          </table:table-cell>
          <table:table-cell table:style-name="ce9"/>
          <table:table-cell table:style-name="ce9" office:value-type="string" calcext:value-type="string">
            <text:p>OK</text:p>
          </table:table-cell>
          <table:table-cell table:style-name="Default" table:number-columns-repeated="16378"/>
        </table:table-row>
        <table:table-row table:style-name="ro2">
          <table:table-cell table:style-name="ce10" office:value-type="string" calcext:value-type="string">
            <text:p>Viestin tallentaminen – kaikki kentät</text:p>
          </table:table-cell>
          <table:table-cell table:style-name="ce10" office:value-type="string" calcext:value-type="string">
            <text:p>nimi, sähköposti ja vie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iedot tallentuu ja ne näkyvät myöhemminki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2">
          <table:table-cell table:style-name="ce10" office:value-type="string" calcext:value-type="string">
            <text:p>Viestin tallentaminen – tyhjät kentät</text:p>
          </table:table-cell>
          <table:table-cell table:style-name="ce10"/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Mitään ei tallenn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2">
          <table:table-cell table:style-name="ce10" office:value-type="string" calcext:value-type="string">
            <text:p>Viestin tallentaminen – tyhjä nimi</text:p>
          </table:table-cell>
          <table:table-cell table:style-name="ce10" office:value-type="string" calcext:value-type="string">
            <text:p>sähköposti ja vie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Ei tallenn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2">
          <table:table-cell table:style-name="ce10" office:value-type="string" calcext:value-type="string">
            <text:p>Viestin tallentaminen - tyhjä sähköposti</text:p>
          </table:table-cell>
          <table:table-cell table:style-name="ce10" office:value-type="string" calcext:value-type="string">
            <text:p>nimi ja vie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allentu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5">
          <table:table-cell table:style-name="ce10" office:value-type="string" calcext:value-type="string">
            <text:p>Viestin tallentaminen – tyhjä viestikenttä</text:p>
          </table:table-cell>
          <table:table-cell table:style-name="ce10" office:value-type="string" calcext:value-type="string">
            <text:p>nimi ja/tai sähköposti tekstin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allentuu tietokantaan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6">
          <table:table-cell table:style-name="ce10" office:value-type="string" calcext:value-type="string">
            <text:p>Anti-späm – max 255, 254 ja 1024 per kenttä</text:p>
          </table:table-cell>
          <table:table-cell table:style-name="ce10" office:value-type="string" calcext:value-type="string">
            <text:p>nimi, sähköposti 500 merkkiä, viesti 1200 merkki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0" office:value-type="string" calcext:value-type="string">
            <text:p>Tallentaa vain rajatun määrän merkkejä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table:number-columns-repeated="16378"/>
        </table:table-row>
        <table:table-row table:style-name="ro3">
          <table:table-cell table:style-name="ce11" office:value-type="string" calcext:value-type="string">
            <text:p>Anti-späm - Kuinka pian voi uuden viestin jättää</text:p>
          </table:table-cell>
          <table:table-cell table:style-name="ce11" office:value-type="string" calcext:value-type="string">
            <text:p>nimi ja viesti, 30 sek sisään edellisestä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1" office:value-type="string" calcext:value-type="string">
            <text:p>Rate limit rajoittaa 1 viesti / 30 sekunttia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9"/>
          <table:table-cell table:style-name="ce10" table:number-columns-repeated="16369"/>
        </table:table-row>
        <table:table-row table:style-name="ro7">
          <table:table-cell table:style-name="ce11" office:value-type="string" calcext:value-type="string">
            <text:p>Anti-späm - Toimiiko honeypot</text:p>
          </table:table-cell>
          <table:table-cell table:style-name="ce11" office:value-type="string" calcext:value-type="string">
            <text:p>Sivun tyylitys-tiedosto pois päältä että honeypot-kenttä on näkyvissä. Siihen tekstiä ja viestin normaali lähetys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1" office:value-type="string" calcext:value-type="string">
            <text:p>Viestiä ei tallenneta jos Honeypot kenttä täytetty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9"/>
          <table:table-cell table:style-name="ce10" table:number-columns-repeated="16369"/>
        </table:table-row>
        <table:table-row table:style-name="ro7">
          <table:table-cell table:style-name="ce11" office:value-type="string" calcext:value-type="string">
            <text:p>Anti-späm - Toimiiko time-check</text:p>
          </table:table-cell>
          <table:table-cell table:style-name="ce11" office:value-type="string" calcext:value-type="string">
            <text:p>Tekstiä pikaisesti vain nimi-kenttään sivulle siirryttyä <text:s/>kun lähetys toimii vaan sillä, ja lähetys</text:p>
          </table:table-cell>
          <table:table-cell table:style-name="ce13" office:value-type="date" office:date-value="2026-04-22" calcext:value-type="date">
            <text:p>22.04.26</text:p>
          </table:table-cell>
          <table:table-cell table:style-name="ce11" office:value-type="string" calcext:value-type="string">
            <text:p>Viestiä ei tallenneta jos viesti tulee kolmessa sekunnissa tai nopeammin scriptin lataamisesta</text:p>
          </table:table-cell>
          <table:table-cell table:style-name="ce11"/>
          <table:table-cell table:style-name="ce11" office:value-type="string" calcext:value-type="string">
            <text:p>OK</text:p>
          </table:table-cell>
          <table:table-cell table:style-name="ce11" table:number-columns-repeated="9"/>
          <table:table-cell table:style-name="ce10" table:number-columns-repeated="16369"/>
        </table:table-row>
        <table:table-row table:style-name="ro8" table:number-rows-repeated="46">
          <table:table-cell table:style-name="ce6" table:number-columns-repeated="15"/>
          <table:table-cell table:style-name="Default" table:number-columns-repeated="16369"/>
        </table:table-row>
        <table:table-row table:style-name="ro8" table:number-rows-repeated="1048511">
          <table:table-cell table:number-columns-repeated="16383"/>
          <table:table-cell table:style-name="Default"/>
        </table:table-row>
        <table:table-row table:style-name="ro8">
          <table:table-cell table:number-columns-repeated="1638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7">00.00.0000</text:date>, <text:time style:data-style-name="N2" text:time-value="13:38:23.45449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4-14T14:48:36Z</meta:creation-date>
    <dc:date>2026-04-15T18:59:29.191636144</dc:date>
    <meta:editing-cycles>7</meta:editing-cycles>
    <meta:editing-duration>PT2H42M30S</meta:editing-duration>
    <meta:document-statistic meta:table-count="1" meta:cell-count="68" meta:object-count="0"/>
  </office:meta>
</office:document-meta>
</file>